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475a" officeooo:paragraph-rsid="00136b24" style:font-weight-asian="bold" style:font-weight-complex="bold"/>
    </style:style>
    <style:style style:name="P2" style:family="paragraph" style:parent-style-name="Text_20_body">
      <style:text-properties officeooo:rsid="0012475a" officeooo:paragraph-rsid="0012475a"/>
    </style:style>
    <style:style style:name="P3" style:family="paragraph" style:parent-style-name="Text_20_body">
      <style:text-properties officeooo:rsid="0012475a" officeooo:paragraph-rsid="00133ed1"/>
    </style:style>
    <style:style style:name="P4" style:family="paragraph" style:parent-style-name="Text_20_body">
      <style:text-properties officeooo:rsid="0012475a" officeooo:paragraph-rsid="00136b24"/>
    </style:style>
    <style:style style:name="P5" style:family="paragraph" style:parent-style-name="Text_20_body">
      <style:text-properties officeooo:rsid="00133ed1" officeooo:paragraph-rsid="00133ed1"/>
    </style:style>
    <style:style style:name="P6" style:family="paragraph" style:parent-style-name="Text_20_body">
      <style:text-properties officeooo:paragraph-rsid="00133ed1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136b24" officeooo:paragraph-rsid="00136b24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33ed1" officeooo:paragraph-rsid="00136b24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36b24" officeooo:paragraph-rsid="00136b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2475a" officeooo:paragraph-rsid="0012475a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36b24" officeooo:paragraph-rsid="00136b24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133ed1" officeooo:paragraph-rsid="00136b24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12475a" officeooo:paragraph-rsid="00133ed1"/>
    </style:style>
    <style:style style:name="P14" style:family="paragraph" style:parent-style-name="Text_20_body">
      <style:text-properties officeooo:rsid="0012475a" officeooo:paragraph-rsid="00150b2b"/>
    </style:style>
    <style:style style:name="P15" style:family="paragraph" style:parent-style-name="Text_20_body">
      <style:text-properties officeooo:rsid="0012475a" officeooo:paragraph-rsid="0012475a"/>
    </style:style>
    <style:style style:name="P16" style:family="paragraph" style:parent-style-name="Text_20_body">
      <style:text-properties officeooo:rsid="0012475a" officeooo:paragraph-rsid="001559b4"/>
    </style:style>
    <style:style style:name="P17" style:family="paragraph" style:parent-style-name="Text_20_body">
      <style:text-properties officeooo:rsid="00133ed1" officeooo:paragraph-rsid="00133ed1"/>
    </style:style>
    <style:style style:name="P18" style:family="paragraph" style:parent-style-name="Text_20_body">
      <style:text-properties officeooo:rsid="00164e08" officeooo:paragraph-rsid="00164e08"/>
    </style:style>
    <style:style style:name="P19" style:family="paragraph" style:parent-style-name="Heading_20_4">
      <style:text-properties officeooo:rsid="0012475a" officeooo:paragraph-rsid="0012475a"/>
    </style:style>
    <style:style style:name="P20" style:family="paragraph" style:parent-style-name="Heading_20_4">
      <style:text-properties officeooo:rsid="00133ed1" officeooo:paragraph-rsid="00133ed1"/>
    </style:style>
    <style:style style:name="P21" style:family="paragraph" style:parent-style-name="Heading_20_4">
      <style:paragraph-properties fo:text-align="start" style:justify-single-word="false"/>
      <style:text-properties fo:font-size="14pt" fo:font-weight="bold" officeooo:rsid="00136b24" officeooo:paragraph-rsid="00136b24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6b24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33ed1"/>
    </style:style>
    <style:style style:name="T5" style:family="text">
      <style:text-properties officeooo:rsid="00136b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475a" style:font-weight-asian="normal" style:font-weight-complex="normal"/>
    </style:style>
    <style:style style:name="T8" style:family="text">
      <style:text-properties fo:font-weight="normal" officeooo:rsid="00136b24" style:font-weight-asian="normal" style:font-weight-complex="normal"/>
    </style:style>
    <style:style style:name="T9" style:family="text">
      <style:text-properties officeooo:rsid="00150b2b"/>
    </style:style>
    <style:style style:name="T10" style:family="text">
      <style:text-properties officeooo:rsid="001559b4"/>
    </style:style>
    <style:style style:name="T11" style:family="text">
      <style:text-properties officeooo:rsid="00164e08"/>
    </style:style>
    <style:style style:name="T12" style:family="text">
      <style:text-properties officeooo:rsid="0016e5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Mesure anéchoïque </text:span></text:p>
      <text:h text:style-name="P19" text:outline-level="4">Microphone Sphérique</text:h>
      <text:p text:style-name="P2">1. <text:span text:style-name="T9">R</text:span>éponse de tout les haut-parleurs <text:span text:style-name="T4">avec un sweep-logarithmique.</text:span></text:p>
      <text:p text:style-name="P2">2. <text:span text:style-name="T9">Réponse d'</text:span> un haut-parleur en dehors de la structure <text:span text:style-name="T9">(coordonnées ?)</text:span></text:p>
      <text:p text:style-name="P2"/>
      <text:p text:style-name="P14"><text:span text:style-name="T9">3</text:span>. <text:span text:style-name="T9">Reproduction</text:span> Ambisonique <text:span text:style-name="T12">depuis l'encodage 1 du HP 3.</text:span></text:p>
      <text:p text:style-name="P14"><text:span text:style-name="T9">4</text:span>. Reproduction Ambisonique <text:span text:style-name="T11">depuis l'encodage 2.</text:span></text:p>
      <text:p text:style-name="P3"/>
      <text:p text:style-name="P3"><text:span text:style-name="T9">5</text:span>. S<text:span text:style-name="T9">ource</text:span> <text:span text:style-name="T9">virtuelle </text:span>à la position d'une source de la structure <text:span text:style-name="T9">(1.07m, 45°, 0°) HP 11</text:span> (1) </text:p>
      <text:p text:style-name="P3"><text:span text:style-name="T9">6</text:span>. S<text:span text:style-name="T9">ource virtuelle à </text:span>la position de la source extérieur<text:span text:style-name="T9">e</text:span> <text:span text:style-name="T4">(coordonnées ?) </text:span>(2)</text:p>
      <text:p text:style-name="P3"/>
      <text:p text:style-name="P16"><text:span text:style-name="T9">3</text:span>. <text:span text:style-name="T9">Reproduction</text:span> <text:span text:style-name="T11">Ambisonique avec compensation de salle depuis l'encodage 1.</text:span></text:p>
      <text:p text:style-name="P16"><text:span text:style-name="T9">4</text:span>. Reproduction Ambisonique <text:span text:style-name="T11">avec compensation de salle depuis l'encodage 2.</text:span></text:p>
      <text:p text:style-name="P3"/>
      <text:p text:style-name="P3">7. S<text:span text:style-name="T10">ource virtuelle </text:span>à la position <text:span text:style-name="T12">du HP 3 avec</text:span> compensation <text:span text:style-name="T10">de salle.</text:span></text:p>
      <text:p text:style-name="P3">8. <text:span text:style-name="T10">Source virtuelle</text:span> à la position <text:s/><text:span text:style-name="T12">de 2.</text:span> <text:span text:style-name="T4">avec</text:span> compensation <text:s/><text:span text:style-name="T10">de salle.</text:span></text:p>
      <text:p text:style-name="P5"/>
      <text:p text:style-name="P5">9. <text:span text:style-name="T10">(OPTIONNEL) </text:span>Mesurer la réponse avec un champ enregistré (ex : concert de musique)</text:p>
      <text:p text:style-name="P3"/>
      <text:p text:style-name="P18">Filtrage directionnel</text:p>
      <text:p text:style-name="P5"/>
      <text:p text:style-name="P5">10. <text:span text:style-name="T11">Sources virtuelles : 2 ondes planes à (0°,0°) et (90°,0°) à l'ordre 4, en phase.</text:span></text:p>
      <text:p text:style-name="P5">11. <text:span text:style-name="T11">Source virtuelles précédentes avec un filtrage directionnel d'ordre 1 braqué à (0°,0°)</text:span></text:p>
      <text:p text:style-name="P5"/>
      <text:p text:style-name="P5">12. <text:span text:style-name="T11">Sources réelles : 2 sources réelles (HP 2 et HP3) (1.07,0°,0°) (1.07,90°,0°), encodage à l'ordre 4.<text:line-break/>13. Reproduction ambisonique de l'encodage 12 à l'ordre 4 avec filtrage directionnel d'ordre 1 braqué à (0°,0°).</text:span></text:p>
      <text:h text:style-name="P20" text:outline-level="4">Antenne <text:span text:style-name="T10">Plane</text:span></text:h>
      <text:p text:style-name="P5">14. Mesurer la fonction de transfert du haut-parleur de la structure choisit en (3) (sweep)</text:p>
      <text:p text:style-name="P5">15-25. Répéter les mesures 2-13 avec l'antenne plane <text:s/></text:p>
      <text:p text:style-name="P5"/>
      <text:p text:style-name="P5"><text:soft-page-break/></text:p>
      <text:p text:style-name="P5"/>
      <text:p text:style-name="P5"/>
      <text:p text:style-name="P5"/>
      <text:p text:style-name="P1"><text:span text:style-name="T1">Mesure </text:span><text:span text:style-name="T2">WFS</text:span></text:p>
      <text:h text:style-name="P21" text:outline-level="4">Microphone Sphérique</text:h>
      <text:p text:style-name="P7"><text:span text:style-name="T7">M</text:span><text:span text:style-name="T6">esurer les fonctions de transfert de tout les haut-parleurs </text:span></text:p>
      <text:p text:style-name="P11"/>
      <text:p text:style-name="P4">Simulation Ambisonique à la position d'une source de la structure <text:span text:style-name="T4">(sweep)</text:span> (1) </text:p>
      <text:p text:style-name="P4">Simulation Ambisonique à la position d'une source de la structure <text:span text:style-name="T4">(sweep)</text:span> (1) <text:span text:style-name="T5">avec compensation</text:span></text:p>
      <text:p text:style-name="P4"/>
      <text:p text:style-name="P4">Simulation Ambisonique à la position de la source à l'extérieur <text:span text:style-name="T4">(sweep) </text:span>(2)</text:p>
      <text:p text:style-name="P4">Simulation Ambisonique à la position de la source à l'extérieur <text:span text:style-name="T4">(sweep) </text:span>(2) <text:span text:style-name="T5">avec compensation</text:span></text:p>
      <text:p text:style-name="P4"/>
      <text:p text:style-name="P4">Reproduction Ambisonique depuis le décodage <text:s/>d'une source de la structure <text:span text:style-name="T4">(sweep)</text:span> (1)</text:p>
      <text:p text:style-name="P4">Reproduction Ambisonique depuis le décodage <text:s/>d'une source de la structure <text:span text:style-name="T4">(sweep)</text:span> (1) <text:span text:style-name="T5">avec <text:tab/>compensation</text:span></text:p>
      <text:p text:style-name="P4"/>
      <text:p text:style-name="P4">Reproduction Ambisonique depuis le décodage de la source à l'extérieur <text:span text:style-name="T4">(sweep)</text:span> (2)</text:p>
      <text:p text:style-name="P4">Reproduction Ambisonique depuis le décodage de la source à l'extérieur <text:span text:style-name="T4">(sweep)</text:span> (2) <text:span text:style-name="T5">avec <text:tab/>compensation</text:span></text:p>
      <text:p text:style-name="P4"/>
      <text:p text:style-name="P12">Mesurer la réponse avec un champ enregistré (ex : concert de musique)</text:p>
      <text:p text:style-name="P8"><text:span text:style-name="T6">Mesurer la réponse avec un champ enregistré (ex : concert de musique) </text:span><text:span text:style-name="T8">avec compensation</text:span>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5:19:41.124000000</meta:creation-date>
    <dc:date>2016-05-19T17:15:47.831639252</dc:date>
    <meta:editing-duration>PT28M3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362" meta:character-count="2346" meta:non-whitespace-character-count="2005"/>
  </office:meta>
</office:document-meta>
</file>